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2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16" calcext:value-type="float">
            <text:p>816</text:p>
          </table:table-cell>
          <table:table-cell table:style-name="ce5" table:formula="of:=[.D2]" office:value-type="float" office:value="816" calcext:value-type="float">
            <text:p>816.0</text:p>
          </table:table-cell>
          <table:table-cell/>
          <table:table-cell table:style-name="ce6"/>
          <table:table-cell table:style-name="ce6" table:formula="of:=[.T9]" office:value-type="float" office:value="4193983.521" calcext:value-type="float">
            <text:p>4193983.521</text:p>
          </table:table-cell>
          <table:table-cell table:style-name="ce11" table:formula="of:=[.U9]" office:value-type="float" office:value="316310.16" calcext:value-type="float">
            <text:p>316,310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72" calcext:value-type="float">
            <text:p>19.7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05" calcext:value-type="float">
            <text:p>405</text:p>
          </table:table-cell>
          <table:table-cell table:style-name="ce5" table:formula="of:=[.D3]" office:value-type="float" office:value="405" calcext:value-type="float">
            <text:p>405.0</text:p>
          </table:table-cell>
          <table:table-cell/>
          <table:table-cell table:style-name="ce6"/>
          <table:table-cell table:style-name="ce6" table:formula="of:=[.T10]" office:value-type="float" office:value="30.775" calcext:value-type="float">
            <text:p>30.775</text:p>
          </table:table-cell>
          <table:table-cell table:style-name="ce12" table:formula="of:=[.T10]" office:value-type="percentage" office:value="30.775" calcext:value-type="percentage">
            <text:p>3077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050" calcext:value-type="float">
            <text:p>4050</text:p>
          </table:table-cell>
          <table:table-cell office:value-type="string" calcext:value-type="string">
            <text:p>mp/sec</text:p>
          </table:table-cell>
          <table:table-cell table:style-name="ce14" table:formula="of:=[.R3]*[.U3]" office:value-type="float" office:value="7.62749999999999" calcext:value-type="float">
            <text:p>7.6</text:p>
          </table:table-cell>
          <table:table-cell table:style-name="ce10" table:formula="of:=[.V3]/60" office:value-type="percentage" office:value="0.00188333333333333" calcext:value-type="percentage">
            <text:p>0.19%</text:p>
          </table:table-cell>
          <table:table-cell table:style-name="ce9" table:formula="of:=2%+([.E7]/100/100/2)" office:value-type="percentage" office:value="0.113" calcext:value-type="percentage">
            <text:p>11.3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18600" calcext:value-type="float">
            <text:p>18600</text:p>
          </table:table-cell>
          <table:table-cell office:value-type="string" calcext:value-type="string">
            <text:p>w/Med:</text:p>
          </table:table-cell>
          <table:table-cell table:style-name="ce14" table:formula="of:=[.R3]*[.U4]" office:value-type="float" office:value="10.60425" calcext:value-type="float">
            <text:p>10.6</text:p>
          </table:table-cell>
          <table:table-cell table:style-name="ce10" table:formula="of:=[.V4]/60" office:value-type="percentage" office:value="0.00261833333333333" calcext:value-type="percentage">
            <text:p>0.26%</text:p>
          </table:table-cell>
          <table:table-cell table:style-name="ce9" table:formula="of:=1%*(1+3+3%*[.D49])+([.E7]/100/100/2)+1%" office:value-type="percentage" office:value="0.1571" calcext:value-type="percentage">
            <text:p>15.7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785" calcext:value-type="float">
            <text:p>785</text:p>
          </table:table-cell>
          <table:table-cell table:style-name="ce5" table:formula="of:=[.D6]*(1+[.AC15])" office:value-type="float" office:value="10519" calcext:value-type="float">
            <text:p>10519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48" calcext:value-type="percentage">
            <text:p>15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D7]*2" office:value-type="float" office:value="1860" calcext:value-type="float">
            <text:p>186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685346" calcext:value-type="float">
            <text:p>168534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193983.521" calcext:value-type="float">
            <text:p>4193983.521</text:p>
          </table:table-cell>
          <table:table-cell table:style-name="ce6" table:formula="of:=([.R11]+[.R12])/2" office:value-type="float" office:value="316310.16" calcext:value-type="float">
            <text:p>316310.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6702621.042" calcext:value-type="float">
            <text:p>6702621.04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0.775" calcext:value-type="percentage">
            <text:p>3077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3511337147701" calcext:value-type="percentage">
            <text:p>97.4%</text:p>
          </table:table-cell>
          <table:table-cell table:formula="of:=1/(1-[.P11])" office:value-type="float" office:value="37.752" calcext:value-type="float">
            <text:p>37.752</text:p>
          </table:table-cell>
          <table:table-cell table:formula="of:=[.$R$2]/(1/(1+[.$N$15]+[.$AU$15]))" office:value-type="float" office:value="304164" calcext:value-type="float">
            <text:p>30416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5156513962039" calcext:value-type="percentage">
            <text:p>97.5%</text:p>
          </table:table-cell>
          <table:table-cell table:formula="of:=1/(1-[.P12])" office:value-type="float" office:value="40.252" calcext:value-type="float">
            <text:p>40.252</text:p>
          </table:table-cell>
          <table:table-cell table:formula="of:=[.$R$2]/(1/(1+[.$N$15]+[.$AI$15]+[.$AU$15]))" office:value-type="float" office:value="328456.32" calcext:value-type="float">
            <text:p>328456.3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433392555487" calcext:value-type="percentage">
            <text:p>97.4%</text:p>
          </table:table-cell>
          <table:table-cell table:style-name="ce14" table:formula="of:=([.Q11]+[.Q12])/2" office:value-type="float" office:value="39.002" calcext:value-type="float">
            <text:p>39.0</text:p>
          </table:table-cell>
          <table:table-cell table:style-name="ce14" table:formula="of:=([.R11]+[.R12])/2" office:value-type="float" office:value="316310.16" calcext:value-type="float">
            <text:p>316310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53" calcext:value-type="percentage">
            <text:p>5.3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74])" office:value-type="percentage" office:value="30.775" calcext:value-type="percentage">
            <text:p>307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74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74])" office:value-type="percentage" office:value="15.48" calcext:value-type="percentage">
            <text:p>15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74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74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74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74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74])" office:value-type="percentage" office:value="2.977" calcext:value-type="percentage">
            <text:p>297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74])" office:value-type="percentage" office:value="0.477" calcext:value-type="percentage">
            <text:p>47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74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74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74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office:value-type="string" calcext:value-type="string">
            <text:p>The Azarinth Sentinel</text:p>
          </table:table-cell>
          <table:table-cell/>
          <table:table-cell table:style-name="ce6"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18]+([.B18]-1)*20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0]+([.B2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9" table:formula="of:=([.L20]+[.M20]*[.$D20])" office:value-type="percentage" office:value="0.85" calcext:value-type="percentage">
            <text:p>85.00%</text:p>
          </table:table-cell>
          <table:table-cell table:style-name="ce9" table:formula="of:=[.N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0]+[.M20]*[.$D20])*[.$I20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0]+[.V20]*[.$D20])*[.$I20]" office:value-type="percentage" office:value="6.8" calcext:value-type="percentage">
            <text:p>680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D20])*[.$I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20]+[.AE20]*[.$D20])*[.$I20]" office:value-type="percentage" office:value="6.8" calcext:value-type="percentage">
            <text:p>68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1]+([.B21]-1)*20" office:value-type="float" office:value="67" calcext:value-type="float">
            <text:p>67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22]+([.B22]-1)*20" office:value-type="float" office:value="65" calcext:value-type="float">
            <text:p>65</text:p>
          </table:table-cell>
          <table:table-cell table:number-columns-repeated="4"/>
          <table:table-cell table:style-name="ce9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3]+([.B23]-1)*20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9" table:formula="of:=([.O23]+[.P23]*[.$D23])" office:value-type="percentage" office:value="1.35" calcext:value-type="percentage">
            <text:p>135.00%</text:p>
          </table:table-cell>
          <table:table-cell table:style-name="ce9" table:formula="of:=[.Q23]" office:value-type="percentage" office:value="13.5" calcext:value-type="percentage">
            <text:p>135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3]+[.P23]*[.$D23])*[.$I23]" office:value-type="percentage" office:value="13.5" calcext:value-type="percentage">
            <text:p>135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G23]+[.AH23]*[.$D23])*[.$I23]" office:value-type="percentage" office:value="2.5" calcext:value-type="percentage">
            <text:p>250.00%</text:p>
          </table:table-cell>
          <table:table-cell table:style-name="ce9" table:number-columns-repeated="3"/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S23]+[.AT23]*[.$D23])*[.$I23]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4]+([.B2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9" table:formula="of:=([.R24]+[.S24]*[.$D24])" office:value-type="percentage" office:value="1.1" calcext:value-type="percentage">
            <text:p>110.00%</text:p>
          </table:table-cell>
          <table:table-cell table:style-name="ce9" table:formula="of:=[.T24]" office:value-type="percentage" office:value="8.8" calcext:value-type="percentage">
            <text:p>88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4]+[.S24]*[.$D24])*[.$I24]" office:value-type="percentage" office:value="8.8" calcext:value-type="percentage">
            <text:p>880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25]+([.B25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C26]+([.B26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27]+([.B27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Kin of Ash</text:p>
          </table:table-cell>
          <table:table-cell table:style-name="ce6"/>
          <table:table-cell table:style-name="ce6" office:value-type="float" office:value="351" calcext:value-type="float">
            <text:p>351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0]+([.B3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9" table:formula="of:=([.L30]+[.M30]*[.$D30])" office:value-type="percentage" office:value="1.35" calcext:value-type="percentage">
            <text:p>135.00%</text:p>
          </table:table-cell>
          <table:table-cell table:style-name="ce9" table:formula="of:=[.N30]" office:value-type="percentage" office:value="12.15" calcext:value-type="percentage">
            <text:p>1215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0]+[.M30]*[.$D30])*[.$I30]" office:value-type="percentage" office:value="12.15" calcext:value-type="percentage">
            <text:p>1215.00%</text:p>
          </table:table-cell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2]+([.B32]-1)*20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33]+([.B33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C34]+([.B34]-1)*20"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5]+([.B35]-1)*20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36]+([.B36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37]+([.B37]-1)*20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9" table:formula="of:=([.AP37]+[.AQ37]*[.$D37])" office:value-type="percentage" office:value="0.585" calcext:value-type="percentage">
            <text:p>58.50%</text:p>
          </table:table-cell>
          <table:table-cell table:style-name="ce9" table:formula="of:=[.AR37]" office:value-type="percentage" office:value="5.265" calcext:value-type="percentage">
            <text:p>526.5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6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P37]+[.AQ37]*[.$D37])*[.$I37]" office:value-type="percentage" office:value="5.265" calcext:value-type="percentage">
            <text:p>526.50%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8]+([.B38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9" table:formula="of:=([.AD38]+[.AE38]*[.$D38])" office:value-type="percentage" office:value="0.65" calcext:value-type="percentage">
            <text:p>65.00%</text:p>
          </table:table-cell>
          <table:table-cell table:style-name="ce9" table:formula="of:=[.AF38]" office:value-type="percentage" office:value="5.85" calcext:value-type="percentage">
            <text:p>585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8]+[.AE38]*[.$D38])*[.$I38]" office:value-type="percentage" office:value="5.85" calcext:value-type="percentage">
            <text:p>585.00%</text:p>
          </table:table-cell>
          <table:table-cell table:number-columns-repeated="6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38]+[.AN38]*[.$D38])*[.$I38]" office:value-type="percentage" office:value="5.85" calcext:value-type="percentage">
            <text:p>58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9]+([.B39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9" table:formula="of:=([.R39]+[.S39]*[.$D39])" office:value-type="percentage" office:value="0.835" calcext:value-type="percentage">
            <text:p>83.50%</text:p>
          </table:table-cell>
          <table:table-cell table:style-name="ce9" table:formula="of:=[.T39]" office:value-type="percentage" office:value="6.68" calcext:value-type="percentage">
            <text:p>668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9]+[.S39]*[.$D39])*[.$I39]" office:value-type="percentage" office:value="6.68" calcext:value-type="percentage">
            <text:p>668.00%</text:p>
          </table:table-cell>
          <table:table-cell table:style-name="ce9" table:number-columns-repeated="12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The Faen Valkyrie</text:p>
          </table:table-cell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2]+([.B42]-1)*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43]+([.B43]-1)*20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28" calcext:value-type="percentage">
            <text:p>28.00%</text:p>
          </table:table-cell>
          <table:table-cell table:style-name="ce9" table:formula="of:=[.N43]" office:value-type="percentage" office:value="2.24" calcext:value-type="percentage">
            <text:p>22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24" calcext:value-type="percentage">
            <text:p>22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4]+([.B44]-1)*20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Sh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45]+([.B45]-1)*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Body of the Valkyr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46]+([.B46]-1)*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9" table:formula="of:=([.L46]+[.M46]*[.$D46])" office:value-type="percentage" office:value="0.165" calcext:value-type="percentage">
            <text:p>16.50%</text:p>
          </table:table-cell>
          <table:table-cell table:style-name="ce9" table:formula="of:=[.N46]" office:value-type="percentage" office:value="1.485" calcext:value-type="percentage">
            <text:p>148.5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6]+[.M46]*[.$D46])*[.$I46]" office:value-type="percentage" office:value="1.485" calcext:value-type="percentage">
            <text:p>148.50%</text:p>
          </table:table-cell>
          <table:table-cell table:number-columns-repeated="3"/>
          <table:table-cell table:style-name="ce9" table:number-columns-repeated="15"/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G46]+[.AH46]*[.$D46])*[.$I46]" office:value-type="percentage" office:value="0.477" calcext:value-type="percentage">
            <text:p>47.7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J46]+[.AK46]*[.$D46])*[.$I46]" office:value-type="percentage" office:value="0.477" calcext:value-type="percentage">
            <text:p>47.70%</text:p>
          </table:table-cell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Awaren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7]+([.B47]-1)*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6"/>
          <table:table-cell table:style-name="ce9" table:formula="of:=300%+[.D49]*3%" office:value-type="percentage" office:value="4.41" calcext:value-type="percentage">
            <text:p>441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1];[.E51];[.C51];[.F51];[.G51])" office:value-type="string" office:string-value="Class 1: 351 - The Azarinth Sentinel" calcext:value-type="string">
            <text:p>Class 1: 351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1" calcext:value-type="float">
            <text:p>351</text:p>
          </table:table-cell>
          <table:table-cell table:formula="of:=LEN([.C51])" office:value-type="float" office:value="3" calcext:value-type="float">
            <text:p>3</text:p>
          </table:table-cell>
          <table:table-cell table:formula="of:=REPT(&quot; &quot;; MAX([.$D$51:.$D$53])-[.D5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52];[.E52];[.C52];[.F52];[.G52])" office:value-type="string" office:string-value="Class 2: 351 - Kin of Ash" calcext:value-type="string">
            <text:p>Class 2: 351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1" calcext:value-type="float">
            <text:p>351</text:p>
          </table:table-cell>
          <table:table-cell table:formula="of:=LEN([.C52])" office:value-type="float" office:value="3" calcext:value-type="float">
            <text:p>3</text:p>
          </table:table-cell>
          <table:table-cell table:formula="of:=REPT(&quot; &quot;; MAX([.$D$51:.$D$53])-[.D5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3];[.E53];[.C53];[.F53];[.G53])" office:value-type="string" office:string-value="Class 3:  15 - The Faen Valkyrie" calcext:value-type="string">
            <text:p>Class 3: <text:s/>15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15" calcext:value-type="float">
            <text:p>15</text:p>
          </table:table-cell>
          <table:table-cell table:formula="of:=LEN([.C53])" office:value-type="float" office:value="2" calcext:value-type="float">
            <text:p>2</text:p>
          </table:table-cell>
          <table:table-cell table:formula="of:=REPT(&quot; &quot;; MAX([.$D$51:.$D$53])-[.D53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55];[.C55];[.D55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56];[.C56];[.D56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57];[.C57];[.D57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58];[.C58];[.D58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E62];[.F62];[.G62];[.H62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63]; [.F63];[.G63];[.H63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64]; [.F64]; [.G64]; [.H64])" office:value-type="string" office:string-value="Int: 785 [10,519.0]" calcext:value-type="string">
            <text:p>Int: 785 [10,519.0]</text:p>
          </table:table-cell>
          <table:table-cell table:number-columns-repeated="3"/>
          <table:table-cell table:formula="of:=[.D6]" office:value-type="float" office:value="785" calcext:value-type="float">
            <text:p>78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519.0" calcext:value-type="string">
            <text:p>10,519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930" calcext:value-type="string">
            <text:p>Wis: 93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077.5%" calcext:value-type="string">
            <text:p>Resilience: 3,077.5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48.0%" calcext:value-type="string">
            <text:p>Damage+: <text:s text:c="3"/>1,548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71];[.B71])" office:value-type="string" office:string-value="Health:   8,160" calcext:value-type="string">
            <text:p>Health: <text:s text:c="2"/>8,160</text:p>
          </table:table-cell>
          <table:table-cell table:formula="of:=TEXT([.R2];&quot;#,##0&quot;)" office:value-type="string" office:string-value="8,160" calcext:value-type="string">
            <text:p>8,160</text:p>
          </table:table-cell>
          <table:table-cell table:formula="of:=LEN([.B71])" office:value-type="float" office:value="5" calcext:value-type="float">
            <text:p>5</text:p>
          </table:table-cell>
          <table:table-cell table:formula="of:=REPT(&quot; &quot;;MAX([.$C$71:.$C$73])-[.C71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72];[.B72])" office:value-type="string" office:string-value="Stamina:  4,050" calcext:value-type="string">
            <text:p>Stamina: <text:s/>4,050</text:p>
          </table:table-cell>
          <table:table-cell table:formula="of:=TEXT([.R3];&quot;#,##0&quot;)" office:value-type="string" office:string-value="4,050" calcext:value-type="string">
            <text:p>4,050</text:p>
          </table:table-cell>
          <table:table-cell table:formula="of:=LEN([.B72])" office:value-type="float" office:value="5" calcext:value-type="float">
            <text:p>5</text:p>
          </table:table-cell>
          <table:table-cell table:formula="of:=REPT(&quot; &quot;;MAX([.$C$71:.$C$73])-[.C72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73];[.B73])" office:value-type="string" office:string-value="Mana:    18,600" calcext:value-type="string">
            <text:p>Mana: <text:s text:c="3"/>18,600</text:p>
          </table:table-cell>
          <table:table-cell table:formula="of:=TEXT([.R4];&quot;#,##0&quot;)" office:value-type="string" office:string-value="18,600" calcext:value-type="string">
            <text:p>18,600</text:p>
          </table:table-cell>
          <table:table-cell table:formula="of:=LEN([.B73])" office:value-type="float" office:value="6" calcext:value-type="float">
            <text:p>6</text:p>
          </table:table-cell>
          <table:table-cell table:formula="of:=REPT(&quot; &quot;;MAX([.$C$71:.$C$73])-[.C7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7]" calcext:value-type="string">
            <text:p>hp/sec: <text:s/>0.27% [19.7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19% [7.6]" calcext:value-type="string">
            <text:p>mp/sec: <text:s/>0.19% [7.6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6% [10.6]" calcext:value-type="string">
            <text:p>w/Med: <text:s text:c="2"/>0.26% [10.6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80];[.D80];[.E80];[.F80])" office:value-type="string" office:string-value="Mitigation:       97.433% [hp x 39.00]" calcext:value-type="string">
            <text:p>Mitigation: <text:s text:c="6"/>97.433% [hp x 39.00]</text:p>
          </table:table-cell>
          <table:table-cell/>
          <table:table-cell table:formula="of:=TEXT([.P13];&quot;#,##0.000%&quot;)" office:value-type="string" office:string-value="97.433%" calcext:value-type="string">
            <text:p>97.433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39.00" calcext:value-type="string">
            <text:p>39.00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81])" office:value-type="string" office:string-value="Effective Health: 316,310.2" calcext:value-type="string">
            <text:p>Effective Health: 316,310.2</text:p>
          </table:table-cell>
          <table:table-cell/>
          <table:table-cell table:formula="of:=TEXT([.R13];&quot;#,##0.0&quot;)" office:value-type="string" office:string-value="316,310.2" calcext:value-type="string">
            <text:p>316,31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84:.D11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84]; &quot;-&quot;; [.H84]; [.I84]; [.A18]; [.J84]; [.C84]; [.K84]; [.L84]; [.M84]; [.N84];[.O84];[.P84];[.Q84] )" office:value-type="string" office:string-value="3-24 Absolute Destruction     x3 " calcext:value-type="string">
            <text:p>3-24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83]-[.D84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4" calcext:value-type="float">
            <text:p>24</text:p>
          </table:table-cell>
          <table:table-cell table:formula="of:=IF([.H84]&lt;10; &quot;  &quot;; &quot; &quot;)" office:value-type="string" office:string-value=" " calcext:value-type="string">
            <text:p><text:s/></text:p>
          </table:table-cell>
          <table:table-cell table:formula="of:=REPT(&quot; &quot;; [.E84])" office:value-type="string" office:string-value="     " calcext:value-type="string">
            <text:p><text:s text:c="5"/></text:p>
          </table:table-cell>
          <table:table-cell table:formula="of:=IF([.L8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5]; &quot;-&quot;; [.H85]; [.I85]; [.A19]; [.J85]; [.C85]; [.K85]; [.L85]; [.M85]; [.N85];[.O85];[.P85];[.Q85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83]-[.D85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85]&lt;10; &quot;  &quot;; &quot; &quot;)" office:value-type="string" office:string-value=" " calcext:value-type="string">
            <text:p><text:s/></text:p>
          </table:table-cell>
          <table:table-cell table:formula="of:=REPT(&quot; &quot;; [.E85])" office:value-type="string" office:string-value="  " calcext:value-type="string">
            <text:p><text:s text:c="2"/></text:p>
          </table:table-cell>
          <table:table-cell table:formula="of:=IF([.L8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6]; &quot;-&quot;; [.H86]; [.I86]; [.A20]; [.J86]; [.C86]; [.K86]; [.L86]; [.M86]; [.N86];[.O86];[.P86];[.Q86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83]-[.D86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86]&lt;10; &quot;  &quot;; &quot; &quot;)" office:value-type="string" office:string-value=" " calcext:value-type="string">
            <text:p><text:s/></text:p>
          </table:table-cell>
          <table:table-cell table:formula="of:=REPT(&quot; &quot;; [.E86])" office:value-type="string" office:string-value="       " calcext:value-type="string">
            <text:p><text:s text:c="7"/></text:p>
          </table:table-cell>
          <table:table-cell table:formula="of:=IF([.L86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83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7]; &quot;-&quot;; [.H87]; [.I87]; [.A21]; [.J87]; [.C87]; [.K87]; [.L87]; [.M87]; [.N87];[.O87];[.P87];[.Q87] )" office:value-type="string" office:string-value="3-27 Blink                    x1 " calcext:value-type="string">
            <text:p>3-27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83]-[.D87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7" calcext:value-type="float">
            <text:p>27</text:p>
          </table:table-cell>
          <table:table-cell table:formula="of:=IF([.H87]&lt;10; &quot;  &quot;; &quot; &quot;)" office:value-type="string" office:string-value=" " calcext:value-type="string">
            <text:p><text:s/></text:p>
          </table:table-cell>
          <table:table-cell table:formula="of:=REPT(&quot; &quot;; [.E87])" office:value-type="string" office:string-value="                    " calcext:value-type="string">
            <text:p><text:s text:c="20"/></text:p>
          </table:table-cell>
          <table:table-cell table:formula="of:=IF([.L8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8]; &quot;-&quot;; [.H88]; [.I88]; [.A22]; [.J88]; [.C88]; [.K88]; [.L88]; [.M88]; [.N88];[.O88];[.P88];[.Q88] )" office:value-type="string" office:string-value="3-25 Sentinel Sphere          x1 " calcext:value-type="string">
            <text:p>3-25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83]-[.D88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5" calcext:value-type="float">
            <text:p>25</text:p>
          </table:table-cell>
          <table:table-cell table:formula="of:=IF([.H88]&lt;10; &quot;  &quot;; &quot; &quot;)" office:value-type="string" office:string-value=" " calcext:value-type="string">
            <text:p><text:s/></text:p>
          </table:table-cell>
          <table:table-cell table:formula="of:=REPT(&quot; &quot;; [.E88])" office:value-type="string" office:string-value="          " calcext:value-type="string">
            <text:p><text:s text:c="10"/></text:p>
          </table:table-cell>
          <table:table-cell table:formula="of:=IF([.L8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9]; &quot;-&quot;; [.H89]; [.I89]; [.A23]; [.J89]; [.C89]; [.K89]; [.L89]; [.M89]; [.N89];[.O89];[.P89];[.Q89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83]-[.D89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89]&lt;10; &quot;  &quot;; &quot; &quot;)" office:value-type="string" office:string-value=" " calcext:value-type="string">
            <text:p><text:s/></text:p>
          </table:table-cell>
          <table:table-cell table:formula="of:=REPT(&quot; &quot;; [.E89])" office:value-type="string" office:string-value="           " calcext:value-type="string">
            <text:p><text:s text:c="11"/></text:p>
          </table:table-cell>
          <table:table-cell table:formula="of:=IF([.L89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83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83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83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90]; &quot;-&quot;; [.H90]; [.I90]; [.A24]; [.J90]; [.C90]; [.K90]; [.L90]; [.M90]; [.N90];[.O90];[.P90];[.Q90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83]-[.D90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90]&lt;10; &quot;  &quot;; &quot; &quot;)" office:value-type="string" office:string-value=" " calcext:value-type="string">
            <text:p><text:s/></text:p>
          </table:table-cell>
          <table:table-cell table:formula="of:=REPT(&quot; &quot;; [.E90])" office:value-type="string" office:string-value="        " calcext:value-type="string">
            <text:p><text:s text:c="8"/></text:p>
          </table:table-cell>
          <table:table-cell table:formula="of:=IF([.L90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83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83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91]; &quot;-&quot;; [.H91]; [.I91]; [.A25]; [.J91]; [.C91]; [.K91]; [.L91]; [.M91]; [.N91];[.O91];[.P91];[.Q91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83]-[.D91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91]&lt;10; &quot;  &quot;; &quot; &quot;)" office:value-type="string" office:string-value="  " calcext:value-type="string">
            <text:p><text:s text:c="2"/></text:p>
          </table:table-cell>
          <table:table-cell table:formula="of:=REPT(&quot; &quot;; [.E91])" office:value-type="string" office:string-value="        " calcext:value-type="string">
            <text:p><text:s text:c="8"/></text:p>
          </table:table-cell>
          <table:table-cell table:formula="of:=IF([.L9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2]; &quot;-&quot;; [.H92]; [.I92]; [.A26]; [.J92]; [.C92]; [.K92]; [.L92]; [.M92]; [.N92];[.O92];[.P92];[.Q92] )" office:value-type="string" office:string-value="3-23 Azarinth Perception      x8 " calcext:value-type="string">
            <text:p>3-23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83]-[.D92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3" calcext:value-type="float">
            <text:p>23</text:p>
          </table:table-cell>
          <table:table-cell table:formula="of:=IF([.H92]&lt;10; &quot;  &quot;; &quot; &quot;)" office:value-type="string" office:string-value=" " calcext:value-type="string">
            <text:p><text:s/></text:p>
          </table:table-cell>
          <table:table-cell table:formula="of:=REPT(&quot; &quot;; [.E92])" office:value-type="string" office:string-value="      " calcext:value-type="string">
            <text:p><text:s text:c="6"/></text:p>
          </table:table-cell>
          <table:table-cell table:formula="of:=IF([.L9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3]; &quot;-&quot;; [.H93]; [.I93]; [.A27]; [.J93]; [.C93]; [.K93]; [.L93]; [.M93]; [.N93];[.O93];[.P93];[.Q93] )" office:value-type="string" office:string-value="3-20 Azarinth Reversal        x8 [101% to Deconstruction/Reconstruction]" calcext:value-type="string">
            <text:p>3-20 Azarinth Reversal <text:s text:c="7"/>x8 [101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83]-[.D93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93]&lt;10; &quot;  &quot;; &quot; &quot;)" office:value-type="string" office:string-value=" " calcext:value-type="string">
            <text:p><text:s/></text:p>
          </table:table-cell>
          <table:table-cell table:formula="of:=REPT(&quot; &quot;; [.E93])" office:value-type="string" office:string-value="        " calcext:value-type="string">
            <text:p><text:s text:c="8"/></text:p>
          </table:table-cell>
          <table:table-cell table:formula="of:=IF([.L93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4]&lt;10; &quot;  &quot;; &quot; &quot;)" office:value-type="string" office:string-value="  " calcext:value-type="string">
            <text:p><text:s text:c="2"/></text:p>
          </table:table-cell>
          <table:table-cell table:formula="of:=REPT(&quot; &quot;; [.E94])">
            <text:p/>
          </table:table-cell>
          <table:table-cell table:formula="of:=IF([.L9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5]&lt;10; &quot;  &quot;; &quot; &quot;)" office:value-type="string" office:string-value="  " calcext:value-type="string">
            <text:p><text:s text:c="2"/></text:p>
          </table:table-cell>
          <table:table-cell table:formula="of:=REPT(&quot; &quot;; [.E95])">
            <text:p/>
          </table:table-cell>
          <table:table-cell table:formula="of:=IF([.L9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6]; &quot;-&quot;; [.H96]; [.I96]; [.A30]; [.J96]; [.C96]; [.K96]; [.L96]; [.M96]; [.N96];[.O96];[.P96];[.Q96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83]-[.D96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96]&lt;10; &quot;  &quot;; &quot; &quot;)" office:value-type="string" office:string-value=" " calcext:value-type="string">
            <text:p><text:s/></text:p>
          </table:table-cell>
          <table:table-cell table:formula="of:=REPT(&quot; &quot;; [.E96])" office:value-type="string" office:string-value="             " calcext:value-type="string">
            <text:p><text:s text:c="13"/></text:p>
          </table:table-cell>
          <table:table-cell table:formula="of:=IF([.L96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83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7]; &quot;-&quot;; [.H97]; [.I97]; [.A31]; [.J97]; [.C97]; [.K97]; [.L97]; [.M97]; [.N97];[.O97];[.P97];[.Q97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83]-[.D97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97]&lt;10; &quot;  &quot;; &quot; &quot;)" office:value-type="string" office:string-value=" " calcext:value-type="string">
            <text:p><text:s/></text:p>
          </table:table-cell>
          <table:table-cell table:formula="of:=REPT(&quot; &quot;; [.E97])" office:value-type="string" office:string-value="            " calcext:value-type="string">
            <text:p><text:s text:c="12"/></text:p>
          </table:table-cell>
          <table:table-cell table:formula="of:=IF([.L97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83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8]; &quot;-&quot;; [.H98]; [.I98]; [.A32]; [.J98]; [.C98]; [.K98]; [.L98]; [.M98]; [.N98];[.O98];[.P98];[.Q98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83]-[.D98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98]&lt;10; &quot;  &quot;; &quot; &quot;)" office:value-type="string" office:string-value=" " calcext:value-type="string">
            <text:p><text:s/></text:p>
          </table:table-cell>
          <table:table-cell table:formula="of:=REPT(&quot; &quot;; [.E98])" office:value-type="string" office:string-value="        " calcext:value-type="string">
            <text:p><text:s text:c="8"/></text:p>
          </table:table-cell>
          <table:table-cell table:formula="of:=IF([.L9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9]; &quot;-&quot;; [.H99]; [.I99]; [.A33]; [.J99]; [.C99]; [.K99]; [.L99]; [.M99]; [.N99];[.O99];[.P99];[.Q99] )" office:value-type="string" office:string-value="3-20 Heart of Cinder          x9 " calcext:value-type="string">
            <text:p>3-20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83]-[.D99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0" calcext:value-type="float">
            <text:p>20</text:p>
          </table:table-cell>
          <table:table-cell table:formula="of:=IF([.H99]&lt;10; &quot;  &quot;; &quot; &quot;)" office:value-type="string" office:string-value=" " calcext:value-type="string">
            <text:p><text:s/></text:p>
          </table:table-cell>
          <table:table-cell table:formula="of:=REPT(&quot; &quot;; [.E99])" office:value-type="string" office:string-value="          " calcext:value-type="string">
            <text:p><text:s text:c="10"/></text:p>
          </table:table-cell>
          <table:table-cell table:formula="of:=IF([.L9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0]; &quot;-&quot;; [.H100]; [.I100]; [.A34]; [.J100]; [.C100]; [.K100]; [.L100]; [.M100]; [.N100];[.O100];[.P100];[.Q100] )" office:value-type="string" office:string-value="3-18 Storm of Cinders         x2 " calcext:value-type="string">
            <text:p>3-18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83]-[.D100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8" calcext:value-type="float">
            <text:p>18</text:p>
          </table:table-cell>
          <table:table-cell table:formula="of:=IF([.H100]&lt;10; &quot;  &quot;; &quot; &quot;)" office:value-type="string" office:string-value=" " calcext:value-type="string">
            <text:p><text:s/></text:p>
          </table:table-cell>
          <table:table-cell table:formula="of:=REPT(&quot; &quot;; [.E100])" office:value-type="string" office:string-value="         " calcext:value-type="string">
            <text:p><text:s text:c="9"/></text:p>
          </table:table-cell>
          <table:table-cell table:formula="of:=IF([.L10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1]; &quot;-&quot;; [.H101]; [.I101]; [.A35]; [.J101]; [.C101]; [.K101]; [.L101]; [.M101]; [.N101];[.O101];[.P101];[.Q101] )" office:value-type="string" office:string-value="3-27 Ash and Ember Unity      x2 " calcext:value-type="string">
            <text:p>3-27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83]-[.D101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7" calcext:value-type="float">
            <text:p>27</text:p>
          </table:table-cell>
          <table:table-cell table:formula="of:=IF([.H101]&lt;10; &quot;  &quot;; &quot; &quot;)" office:value-type="string" office:string-value=" " calcext:value-type="string">
            <text:p><text:s/></text:p>
          </table:table-cell>
          <table:table-cell table:formula="of:=REPT(&quot; &quot;; [.E101])" office:value-type="string" office:string-value="      " calcext:value-type="string">
            <text:p><text:s text:c="6"/></text:p>
          </table:table-cell>
          <table:table-cell table:formula="of:=IF([.L10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2]; &quot;-&quot;; [.H102]; [.I102]; [.A36]; [.J102]; [.C102]; [.K102]; [.L102]; [.M102]; [.N102];[.O102];[.P102];[.Q102] )" office:value-type="string" office:string-value="3-24 Ashen Wings              x9 " calcext:value-type="string">
            <text:p>3-24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83]-[.D102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4" calcext:value-type="float">
            <text:p>24</text:p>
          </table:table-cell>
          <table:table-cell table:formula="of:=IF([.H102]&lt;10; &quot;  &quot;; &quot; &quot;)" office:value-type="string" office:string-value=" " calcext:value-type="string">
            <text:p><text:s/></text:p>
          </table:table-cell>
          <table:table-cell table:formula="of:=REPT(&quot; &quot;; [.E102])" office:value-type="string" office:string-value="              " calcext:value-type="string">
            <text:p><text:s text:c="14"/></text:p>
          </table:table-cell>
          <table:table-cell table:formula="of:=IF([.L10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3]; &quot;-&quot;; [.H103]; [.I103]; [.A37]; [.J103]; [.C103]; [.K103]; [.L103]; [.M103]; [.N103];[.O103];[.P103];[.Q103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83]-[.D103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03]&lt;10; &quot;  &quot;; &quot; &quot;)" office:value-type="string" office:string-value=" " calcext:value-type="string">
            <text:p><text:s/></text:p>
          </table:table-cell>
          <table:table-cell table:formula="of:=REPT(&quot; &quot;; [.E103])" office:value-type="string" office:string-value="              " calcext:value-type="string">
            <text:p><text:s text:c="14"/></text:p>
          </table:table-cell>
          <table:table-cell table:formula="of:=IF([.L103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83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04]; &quot;-&quot;; [.H104]; [.I104]; [.A38]; [.J104]; [.C104]; [.K104]; [.L104]; [.M104]; [.N104];[.O104];[.P104];[.Q104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83]-[.D104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04]&lt;10; &quot;  &quot;; &quot; &quot;)" office:value-type="string" office:string-value=" " calcext:value-type="string">
            <text:p><text:s/></text:p>
          </table:table-cell>
          <table:table-cell table:formula="of:=REPT(&quot; &quot;; [.E104])" office:value-type="string" office:string-value="            " calcext:value-type="string">
            <text:p><text:s text:c="12"/></text:p>
          </table:table-cell>
          <table:table-cell table:formula="of:=IF([.L104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83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05]; &quot;-&quot;; [.H105]; [.I105]; [.A39]; [.J105]; [.C105]; [.K105]; [.L105]; [.M105]; [.N105];[.O105];[.P105];[.Q105] )" office:value-type="string" office:string-value="3-27 Keeper of Ash            x8 [83.5% =&gt; 668.0% Damage]" calcext:value-type="string">
            <text:p>3-27 Keeper of Ash <text:s text:c="11"/>x8 [83.5% =&gt; 668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83]-[.D105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7" calcext:value-type="float">
            <text:p>27</text:p>
          </table:table-cell>
          <table:table-cell table:formula="of:=IF([.H105]&lt;10; &quot;  &quot;; &quot; &quot;)" office:value-type="string" office:string-value=" " calcext:value-type="string">
            <text:p><text:s/></text:p>
          </table:table-cell>
          <table:table-cell table:formula="of:=REPT(&quot; &quot;; [.E105])" office:value-type="string" office:string-value="            " calcext:value-type="string">
            <text:p><text:s text:c="12"/></text:p>
          </table:table-cell>
          <table:table-cell table:formula="of:=IF([.L105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83]; TEXT([.K39];&quot;#,##0.0%&quot;))" office:value-type="string" office:string-value="83.5% =&gt; 668.0%" calcext:value-type="string">
            <text:p>83.5% =&gt; 668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6]&lt;10; &quot;  &quot;; &quot; &quot;)" office:value-type="string" office:string-value="  " calcext:value-type="string">
            <text:p><text:s text:c="2"/></text:p>
          </table:table-cell>
          <table:table-cell table:formula="of:=REPT(&quot; &quot;; [.E106])">
            <text:p/>
          </table:table-cell>
          <table:table-cell table:formula="of:=IF([.L10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7]&lt;10; &quot;  &quot;; &quot; &quot;)" office:value-type="string" office:string-value="  " calcext:value-type="string">
            <text:p><text:s text:c="2"/></text:p>
          </table:table-cell>
          <table:table-cell table:formula="of:=REPT(&quot; &quot;; [.E107])">
            <text:p/>
          </table:table-cell>
          <table:table-cell table:formula="of:=IF([.L10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8]; &quot;-&quot;; [.H108]; [.I108]; [.A42]; [.J108]; [.C108]; [.K108]; [.L108]; [.M108]; [.N108];[.O108];[.P108];[.Q108] )" office:value-type="string" office:string-value="1-4  Force                    x2 " calcext:value-type="string">
            <text:p>1-4 <text:s/>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83]-[.D108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4" calcext:value-type="float">
            <text:p>4</text:p>
          </table:table-cell>
          <table:table-cell table:formula="of:=IF([.H108]&lt;10; &quot;  &quot;; &quot; &quot;)" office:value-type="string" office:string-value="  " calcext:value-type="string">
            <text:p><text:s text:c="2"/></text:p>
          </table:table-cell>
          <table:table-cell table:formula="of:=REPT(&quot; &quot;; [.E108])" office:value-type="string" office:string-value="                    " calcext:value-type="string">
            <text:p><text:s text:c="20"/></text:p>
          </table:table-cell>
          <table:table-cell table:formula="of:=IF([.L10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9]; &quot;-&quot;; [.H109]; [.I109]; [.A43]; [.J109]; [.C109]; [.K109]; [.L109]; [.M109]; [.N109];[.O109];[.P109];[.Q109] )" office:value-type="string" office:string-value="1-6  Flare of Creation        x8 [28.0% =&gt; 224.0% Resilience]" calcext:value-type="string">
            <text:p>1-6 <text:s/>Flare of Creation <text:s text:c="7"/>x8 [28.0% =&gt; 224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83]-[.D109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6" calcext:value-type="float">
            <text:p>6</text:p>
          </table:table-cell>
          <table:table-cell table:formula="of:=IF([.H109]&lt;10; &quot;  &quot;; &quot; &quot;)" office:value-type="string" office:string-value="  " calcext:value-type="string">
            <text:p><text:s text:c="2"/></text:p>
          </table:table-cell>
          <table:table-cell table:formula="of:=REPT(&quot; &quot;; [.E109])" office:value-type="string" office:string-value="        " calcext:value-type="string">
            <text:p><text:s text:c="8"/></text:p>
          </table:table-cell>
          <table:table-cell table:formula="of:=IF([.L109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83]; TEXT([.K43];&quot;#,##0.0%&quot;))" office:value-type="string" office:string-value="28.0% =&gt; 224.0%" calcext:value-type="string">
            <text:p>28.0% =&gt; 224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10]; &quot;-&quot;; [.H110]; [.I110]; [.A44]; [.J110]; [.C110]; [.K110]; [.L110]; [.M110]; [.N110];[.O110];[.P110];[.Q110] )" office:value-type="string" office:string-value="1-5  Displacement             x2 " calcext:value-type="string">
            <text:p>1-5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83]-[.D110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5" calcext:value-type="float">
            <text:p>5</text:p>
          </table:table-cell>
          <table:table-cell table:formula="of:=IF([.H110]&lt;10; &quot;  &quot;; &quot; &quot;)" office:value-type="string" office:string-value="  " calcext:value-type="string">
            <text:p><text:s text:c="2"/></text:p>
          </table:table-cell>
          <table:table-cell table:formula="of:=REPT(&quot; &quot;; [.E110])" office:value-type="string" office:string-value="             " calcext:value-type="string">
            <text:p><text:s text:c="13"/></text:p>
          </table:table-cell>
          <table:table-cell table:formula="of:=IF([.L11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1]; &quot;-&quot;; [.H111]; [.I111]; [.A45]; [.J111]; [.C111]; [.K111]; [.L111]; [.M111]; [.N111];[.O111];[.P111];[.Q111] )" office:value-type="string" office:string-value="1-3  Space Shift              x2 " calcext:value-type="string">
            <text:p>1-3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83]-[.D111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3" calcext:value-type="float">
            <text:p>3</text:p>
          </table:table-cell>
          <table:table-cell table:formula="of:=IF([.H111]&lt;10; &quot;  &quot;; &quot; &quot;)" office:value-type="string" office:string-value="  " calcext:value-type="string">
            <text:p><text:s text:c="2"/></text:p>
          </table:table-cell>
          <table:table-cell table:formula="of:=REPT(&quot; &quot;; [.E111])" office:value-type="string" office:string-value="              " calcext:value-type="string">
            <text:p><text:s text:c="14"/></text:p>
          </table:table-cell>
          <table:table-cell table:formula="of:=IF([.L11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2]; &quot;-&quot;; [.H112]; [.I112]; [.A46]; [.J112]; [.C112]; [.K112]; [.L112]; [.M112]; [.N112];[.O112];[.P112];[.Q112] )" office:value-type="string" office:string-value="1-3  Body of the Valkyrie     x9 [16.5% =&gt; 148.5% Resilience, 5.3% =&gt; 47.7% Physical Resistance, 5.0% =&gt; 47.7% Magic Resistance]" calcext:value-type="string">
            <text:p>1-3 <text:s/>Body of the Valkyrie <text:s text:c="4"/>x9 [16.5% =&gt; 148.5% Resilience, 5.3% =&gt; 47.7% Physical Resistance, 5.0% =&gt; 47.7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83]-[.D112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3" calcext:value-type="float">
            <text:p>3</text:p>
          </table:table-cell>
          <table:table-cell table:formula="of:=IF([.H112]&lt;10; &quot;  &quot;; &quot; &quot;)" office:value-type="string" office:string-value="  " calcext:value-type="string">
            <text:p><text:s text:c="2"/></text:p>
          </table:table-cell>
          <table:table-cell table:formula="of:=REPT(&quot; &quot;; [.E112])" office:value-type="string" office:string-value="     " calcext:value-type="string">
            <text:p><text:s text:c="5"/></text:p>
          </table:table-cell>
          <table:table-cell table:formula="of:=IF([.L112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83]; TEXT([.K46];&quot;#,##0.0%&quot;))" office:value-type="string" office:string-value="16.5% =&gt; 148.5%" calcext:value-type="string">
            <text:p>16.5% =&gt; 148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83]; TEXT([.AL46];&quot;#,##0.0%&quot;))" office:value-type="string" office:string-value="5.3% =&gt; 47.7%" calcext:value-type="string">
            <text:p>5.3% =&gt; 47.7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83]; TEXT([.AI46];&quot;#,##0.0%&quot;))" office:value-type="string" office:string-value="5.0% =&gt; 47.7%" calcext:value-type="string">
            <text:p>5.0% =&gt; 47.7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13]; &quot;-&quot;; [.H113]; [.I113]; [.A47]; [.J113]; [.C113]; [.K113]; [.L113]; [.M113]; [.N113];[.O113];[.P113];[.Q113] )" office:value-type="string" office:string-value="1-2  Space Awareness          x8 " calcext:value-type="string">
            <text:p>1-2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83]-[.D113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2" calcext:value-type="float">
            <text:p>2</text:p>
          </table:table-cell>
          <table:table-cell table:formula="of:=IF([.H113]&lt;10; &quot;  &quot;; &quot; &quot;)" office:value-type="string" office:string-value="  " calcext:value-type="string">
            <text:p><text:s text:c="2"/></text:p>
          </table:table-cell>
          <table:table-cell table:formula="of:=REPT(&quot; &quot;; [.E113])" office:value-type="string" office:string-value="          " calcext:value-type="string">
            <text:p><text:s text:c="10"/></text:p>
          </table:table-cell>
          <table:table-cell table:formula="of:=IF([.L113]=&quot;&quot;;&quot;&quot;;&quot;[&quot;)">
            <text:p/>
          </table:table-cell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1:10:54.408000000</dc:date>
    <meta:generator>LibreOffice/7.0.5.2$Windows_X86_64 LibreOffice_project/64390860c6cd0aca4beafafcfd84613dd9dfb63a</meta:generator>
    <meta:editing-duration>PT6H14M32S</meta:editing-duration>
    <meta:editing-cycles>52</meta:editing-cycles>
    <meta:document-statistic meta:table-count="1" meta:cell-count="800" meta:object-count="0"/>
    <meta:user-defined meta:name="AppVersion">16.0300</meta:user-defined>
  </office:meta>
</office:document-meta>
</file>